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8.4cm" table:align="margins"/>
    </style:style>
    <style:style style:name="Tableau6.A" style:family="table-column">
      <style:table-column-properties style:column-width="8.4cm" style:rel-column-width="4762*"/>
    </style:style>
    <style:style style:name="Tableau6.1" style:family="table-row">
      <style:table-row-properties style:min-row-height="4.397cm"/>
    </style:style>
    <style:style style:name="Tableau6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5pt" fo:font-style="normal" fo:font-weight="normal" officeooo:rsid="00572650" officeooo:paragraph-rsid="005515c5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style="normal" fo:font-weight="bold" officeooo:rsid="00572650" officeooo:paragraph-rsid="005515c5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fo:font-style="normal" fo:font-weight="normal" officeooo:rsid="005e0993" officeooo:paragraph-rsid="0061db6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7pt" fo:font-style="normal" fo:font-weight="bold" officeooo:rsid="002f8363" officeooo:paragraph-rsid="005515c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7pt" fo:font-style="normal" fo:font-weight="bold" officeooo:rsid="005e0993" officeooo:paragraph-rsid="005515c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7" style:family="paragraph" style:parent-style-name="Frame_20_contents">
      <style:paragraph-properties fo:text-align="justify" style:justify-single-word="false"/>
    </style:style>
    <style:style style:name="P8" style:family="paragraph" style:parent-style-name="Frame_20_contents">
      <style:paragraph-properties fo:text-align="center" style:justify-single-word="false"/>
      <style:text-properties officeooo:rsid="005515c5" officeooo:paragraph-rsid="005515c5"/>
    </style:style>
    <style:style style:name="P9" style:family="paragraph" style:parent-style-name="Frame_20_contents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2" fo:font-size="10pt" officeooo:paragraph-rsid="0072ed1f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3pt" fo:font-style="normal" fo:font-weight="bold" officeooo:rsid="00637cdb" officeooo:paragraph-rsid="006622ee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3.097cm"/>
        </style:tab-stops>
      </style:paragraph-properties>
      <style:text-properties style:font-name="Arial" fo:font-size="3pt" fo:font-style="normal" fo:font-weight="bold" officeooo:rsid="00637cdb" officeooo:paragraph-rsid="0069018f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T1" style:family="text">
      <style:text-properties officeooo:rsid="0061db68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ext-input text:description="&lt;for each=&quot;line in o.athletes3_ids&quot;&gt;">for</text:text-input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6"/>
            <text:p text:style-name="P10"><text:text-input text:description="&lt;line.athletes_id.name&gt;">Description</text:text-input></text:p>
            <text:p text:style-name="P10"><draw:frame draw:style-name="fr1" draw:name="image: barcode(line.athletes_id.name,'code128')" text:anchor-type="paragraph" svg:x="2.769cm" svg:y="1.379cm" svg:width="3.108cm" style:rel-width="37%" svg:height="0.536cm" style:rel-height="11%" draw:z-index="0"><draw:text-box><text:p text:style-name="P7"/></draw:text-box></draw:frame></text:p>
          </table:table-cell>
        </table:table-row>
      </table:table>
      <text:p text:style-name="P12"><text:text-input text:description="&lt;/for&gt;">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4cm" fo:page-height="4.9cm" style:num-format="1" style:print-orientation="portrait" fo:margin-top="0.018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2T03:37:31.407844312</dc:date>
    <meta:editing-duration>P1DT5H2M16S</meta:editing-duration>
    <meta:editing-cycles>268</meta:editing-cycles>
    <meta:generator>LibreOffice/4.2.8.2$Linux_X86_64 LibreOffice_project/420m0$Build-2</meta:generator>
    <dc:title>Aeroo Reports demo template, developed by Alistek</dc:title>
    <meta:document-statistic meta:table-count="1" meta:image-count="0" meta:object-count="0" meta:page-count="1" meta:paragraph-count="3" meta:word-count="9" meta:character-count="23" meta:non-whitespace-character-count="23"/>
    <meta:user-defined meta:name="Info 1"/>
    <meta:user-defined meta:name="Info 2"/>
    <meta:user-defined meta:name="Info 3"/>
    <meta:user-defined meta:name="Info 4"/>
  </office:meta>
</office:document-meta>
</file>